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10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26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5" calcext:value-type="float">
            <text:p>25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1" calcext:value-type="float">
            <text:p>21</text:p>
          </table:table-cell>
          <table:table-cell table:number-columns-repeated="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4" calcext:value-type="float">
            <text:p>2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19" calcext:value-type="float">
            <text:p>19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Q148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Q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Q150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Q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Q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Q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Q156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Q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Q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Q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Q16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Q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Q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Q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Q16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Q16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Q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Q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Q173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Q17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Q17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Q178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Q17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Q18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Q18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Q1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Q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Q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Q18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Q18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Q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Q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Q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Q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Q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Q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1:.AQ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Q2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Q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Q2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Q2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Q20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Q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Q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Q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Q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Q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Q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Q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Q225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Q2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Q228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Q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Q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Q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1:10:35.761564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15T16:57:30.887839144</dc:date>
    <meta:editing-duration>P1DT19H11M24S</meta:editing-duration>
    <meta:editing-cycles>75</meta:editing-cycles>
    <meta:document-statistic meta:table-count="2" meta:cell-count="1363" meta:object-count="0"/>
  </office:meta>
</office:document-meta>
</file>